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09cm"/>
    </style:style>
    <style:style style:name="co2" style:family="table-column">
      <style:table-column-properties fo:break-before="auto" style:column-width="0.85cm"/>
    </style:style>
    <style:style style:name="co3" style:family="table-column">
      <style:table-column-properties fo:break-before="auto" style:column-width="0.504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2.053cm"/>
    </style:style>
    <style:style style:name="co6" style:family="table-column">
      <style:table-column-properties fo:break-before="auto" style:column-width="1.59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699cm"/>
    </style:style>
    <style:style style:name="co9" style:family="table-column">
      <style:table-column-properties fo:break-before="auto" style:column-width="1.083cm"/>
    </style:style>
    <style:style style:name="co10" style:family="table-column">
      <style:table-column-properties fo:break-before="auto" style:column-width="2.037cm"/>
    </style:style>
    <style:style style:name="co11" style:family="table-column">
      <style:table-column-properties fo:break-before="auto" style:column-width="1.175cm"/>
    </style:style>
    <style:style style:name="co12" style:family="table-column">
      <style:table-column-properties fo:break-before="auto" style:column-width="0.49cm"/>
    </style:style>
    <style:style style:name="co13" style:family="table-column">
      <style:table-column-properties fo:break-before="auto" style:column-width="1.171cm"/>
    </style:style>
    <style:style style:name="co14" style:family="table-column">
      <style:table-column-properties fo:break-before="auto" style:column-width="0.997cm"/>
    </style:style>
    <style:style style:name="co15" style:family="table-column">
      <style:table-column-properties fo:break-before="auto" style:column-width="1.639cm"/>
    </style:style>
    <style:style style:name="co16" style:family="table-column">
      <style:table-column-properties fo:break-before="auto" style:column-width="2.0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all instruction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1010" table:default-cell-style-name="ce1"/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3" office:value-type="string" calcext:value-type="string">
            <text:p>r'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'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(HL)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BC)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DE)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FF00 + C)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FF00 + C)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n)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n)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nn)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nn)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HL++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HL--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BC)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 </text:p>
          </table:table-cell>
          <table:table-cell office:value-type="string" calcext:value-type="string">
            <text:p>(DE)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L++</text:p>
          </table:table-cell>
          <table:table-cell table:number-columns-repeated="1010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HL)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L--</text:p>
          </table:table-cell>
          <table:table-cell table:number-columns-repeated="1010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nn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L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qq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q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qq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P + e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nn)</text:p>
          </table:table-cell>
          <table:table-cell office:value-type="string" calcext:value-type="string">
            <text:p>SP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table:number-columns-repeated="1011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table:number-columns-repeated="1011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table:number-columns-repeated="1011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table:number-columns-repeated="1011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table:number-columns-repeated="1011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table:number-columns-repeated="1011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table:number-columns-repeated="1011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table:number-columns-repeated="1011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(HL)</text:p>
          </table:table-cell>
          <table:table-cell table:number-columns-repeated="1012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(HL)</text:p>
          </table:table-cell>
          <table:table-cell table:number-columns-repeated="1012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s</text:p>
          </table:table-cell>
          <table:table-cell table:number-columns-repeated="1011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P + e</text:p>
          </table:table-cell>
          <table:table-cell table:number-columns-repeated="1011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ss</text:p>
          </table:table-cell>
          <table:table-cell table:number-columns-repeated="1012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ss</text:p>
          </table:table-cell>
          <table:table-cell table:number-columns-repeated="1012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lca</text:p>
          </table:table-cell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la</text:p>
          </table:table-cell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rra</text:p>
          </table:table-cell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rrc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rc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sla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sr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l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nn</text:p>
          </table:table-cell>
          <table:table-cell table:number-columns-repeated="1012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p 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n</text:p>
          </table:table-cell>
          <table:table-cell table:number-columns-repeated="1011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PC + e</text:p>
          </table:table-cell>
          <table:table-cell table:number-columns-repeated="1012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PC + e</text:p>
          </table:table-cell>
          <table:table-cell table:number-columns-repeated="1011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(HL)</text:p>
          </table:table-cell>
          <table:table-cell table:number-columns-repeated="1011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nn</text:p>
          </table:table-cell>
          <table:table-cell table:number-columns-repeated="1012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n</text:p>
          </table:table-cell>
          <table:table-cell table:number-columns-repeated="1011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</text:p>
          </table:table-cell>
          <table:table-cell table:number-columns-repeated="1013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i</text:p>
          </table:table-cell>
          <table:table-cell table:number-columns-repeated="1013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cc</text:p>
          </table:table-cell>
          <table:table-cell table:number-columns-repeated="1012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t</text:p>
          </table:table-cell>
          <table:table-cell table:number-columns-repeated="1012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aa</text:p>
          </table:table-cell>
          <table:table-cell table:number-columns-repeated="1013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pl</text:p>
          </table:table-cell>
          <table:table-cell table:number-columns-repeated="1013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table:number-columns-repeated="1013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t</text:p>
          </table:table-cell>
          <table:table-cell table:number-columns-repeated="1013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top</text:p>
          </table:table-cell>
          <table:table-cell table:number-columns-repeated="1013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mal instructions" table:style-name="ta1">
        <table:table-column table:style-name="co8" table:number-columns-repeated="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7" table:number-columns-repeated="1012" table:default-cell-style-name="ce1"/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other</text:p>
          </table:table-cell>
          <table:table-cell table:number-columns-repeated="101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BC)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lc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nn)</text:p>
          </table:table-cell>
          <table:table-cell office:value-type="string" calcext:value-type="string">
            <text:p>SP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BC)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top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 </text:p>
          </table:table-cell>
          <table:table-cell office:value-type="string" calcext:value-type="string">
            <text:p>(DE)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l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PC + 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DE)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rr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L++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aa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HL++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pl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HL)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L--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(HL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(HL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HL--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PC + e</text:p>
          </table:table-cell>
          <table:table-cell/>
          <table:table-cell office:value-type="string" calcext:value-type="string">
            <text:p>d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nn</text:p>
          </table:table-cell>
          <table:table-cell/>
          <table:table-cell office:value-type="string" calcext:value-type="string">
            <text:p>d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d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ss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s</text:p>
          </table:table-cell>
          <table:table-cell/>
          <table:table-cell office:value-type="string" calcext:value-type="string">
            <text:p>d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ss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d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d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3" office:value-type="string" calcext:value-type="string">
            <text:p>r'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'</text:p>
          </table:table-cell>
          <table:table-cell/>
          <table:table-cell office:value-type="string" calcext:value-type="string">
            <text:p>d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d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d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d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d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d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d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d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d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n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n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i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cc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p 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n</text:p>
          </table:table-cell>
          <table:table-cell/>
          <table:table-cell office:value-type="string" calcext:value-type="string">
            <text:p>d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n</text:p>
          </table:table-cell>
          <table:table-cell/>
          <table:table-cell office:value-type="string" calcext:value-type="string">
            <text:p>d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n)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s this right?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FF00 + C)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P + e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nn)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n)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FF00 + C)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P + e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L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nn)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q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qq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qq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011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fix cb" table:style-name="ta1">
        <table:table-column table:style-name="co12" table:number-columns-repeated="8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15" table:default-cell-style-name="ce1"/>
        <table:table-column table:style-name="co7" table:number-columns-repeated="1012" table:default-cell-style-name="ce1"/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rrc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rc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sla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sr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l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PREFIX</text:p>
          </table:table-cell>
          <table:table-cell table:number-columns-repeated="1012"/>
        </table:table-row>
      </table:table>
      <table:table table:name="Sheet4" table:style-name="ta1">
        <table:table-column table:style-name="co8" table:number-columns-repeated="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7" table:number-columns-repeated="1012" table:default-cell-style-name="ce1"/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other</text:p>
          </table:table-cell>
          <table:table-cell table:number-columns-repeated="101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BC)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lc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nn)</text:p>
          </table:table-cell>
          <table:table-cell office:value-type="string" calcext:value-type="string">
            <text:p>SP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BC)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top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 </text:p>
          </table:table-cell>
          <table:table-cell office:value-type="string" calcext:value-type="string">
            <text:p>(DE)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l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PC + 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DE)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rr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L++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aa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HL++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pl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HL)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L--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(HL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(HL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HL--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n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n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i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n)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s this right?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FF00 + C)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P + e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nn)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n)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FF00 + C)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P + e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L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nn)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5" table:style-name="ta1">
        <table:table-column table:style-name="co12" table:number-columns-repeated="8" table:default-cell-style-name="ce1"/>
        <table:table-column table:style-name="co13" table:default-cell-style-name="ce1"/>
        <table:table-column table:style-name="co16" table:number-columns-repeated="2" table:default-cell-style-name="ce1"/>
        <table:table-column table:style-name="co15" table:number-columns-repeated="2" table:default-cell-style-name="ce1"/>
        <table:table-column table:style-name="co7" table:number-columns-repeated="1011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3" office:value-type="string" calcext:value-type="string">
            <text:p>r'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'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(HL)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BC)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DE)</text:p>
          </table:table-cell>
          <table:table-cell table:number-columns-repeated="101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FF00 + C)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FF00 + C)</text:p>
          </table:table-cell>
          <table:table-cell office:value-type="string" calcext:value-type="string">
            <text:p>A</text:p>
          </table:table-cell>
          <table:table-cell table:number-columns-repeated="101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n)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n)</text:p>
          </table:table-cell>
          <table:table-cell office:value-type="string" calcext:value-type="string">
            <text:p>A</text:p>
          </table:table-cell>
          <table:table-cell table:number-columns-repeated="1013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nn)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nn)</text:p>
          </table:table-cell>
          <table:table-cell office:value-type="string" calcext:value-type="string">
            <text:p>A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HL++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HL--</text:p>
          </table:table-cell>
          <table:table-cell table:number-columns-repeated="101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BC)</text:p>
          </table:table-cell>
          <table:table-cell office:value-type="string" calcext:value-type="string">
            <text:p>A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 </text:p>
          </table:table-cell>
          <table:table-cell office:value-type="string" calcext:value-type="string">
            <text:p>(DE)</text:p>
          </table:table-cell>
          <table:table-cell office:value-type="string" calcext:value-type="string">
            <text:p>A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HL++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HL) 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HL--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nn</text:p>
          </table:table-cell>
          <table:table-cell table:number-columns-repeated="1013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L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qq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q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qq</text:p>
          </table:table-cell>
          <table:table-cell table:number-columns-repeated="101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P + e</text:p>
          </table:table-cell>
          <table:table-cell table:number-columns-repeated="101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nn)</text:p>
          </table:table-cell>
          <table:table-cell office:value-type="string" calcext:value-type="string">
            <text:p>SP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r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(HL)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c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r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(HL)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bc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d</text:p>
          </table:table-cell>
          <table:table-cell table:number-columns-repeated="100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P + 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or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ss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ss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p</text:p>
          </table:table-cell>
          <table:table-cell table:number-columns-repeated="100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lca</text:p>
          </table:table-cell>
          <table:table-cell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la</text:p>
          </table:table-cell>
          <table:table-cell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rra</text:p>
          </table:table-cell>
          <table:table-cell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nn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p 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n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PC + e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PC + e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(HL)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nn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n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i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cc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aa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pl</text:p>
          </table:table-cell>
          <table:table-cell table:number-columns-repeated="1015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t</text:p>
          </table:table-cell>
          <table:table-cell table:number-columns-repeated="101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top</text:p>
          </table:table-cell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esses Sheet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1010" table:default-cell-style-name="ce1"/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3" office:value-type="string" calcext:value-type="string">
            <text:p>r'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'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BC)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DE)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FF00 + C)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FF00 + C)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n)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n)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nn)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nn)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HL++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HL--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BC)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 </text:p>
          </table:table-cell>
          <table:table-cell office:value-type="string" calcext:value-type="string">
            <text:p>(DE)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L++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HL)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L--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nn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L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qq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q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qq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P + e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nn)</text:p>
          </table:table-cell>
          <table:table-cell office:value-type="string" calcext:value-type="string">
            <text:p>SP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s</text:p>
          </table:table-cell>
          <table:table-cell table:number-columns-repeated="1011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P + e</text:p>
          </table:table-cell>
          <table:table-cell table:number-columns-repeated="1011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ss</text:p>
          </table:table-cell>
          <table:table-cell table:number-columns-repeated="1012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ss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lca</text:p>
          </table:table-cell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la</text:p>
          </table:table-cell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rra</text:p>
          </table:table-cell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EFIX</text:p>
          </table:table-cell>
          <table:table-cell/>
          <table:table-cell table:style-name="Default" table:number-columns-repeated="4"/>
          <table:table-cell table:number-columns-repeated="1005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nn</text:p>
          </table:table-cell>
          <table:table-cell table:number-columns-repeated="3"/>
          <table:table-cell table:style-name="Default" table:number-columns-repeated="4"/>
          <table:table-cell table:number-columns-repeated="1005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p 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n</text:p>
          </table:table-cell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PC + e</text:p>
          </table:table-cell>
          <table:table-cell table:number-columns-repeated="3"/>
          <table:table-cell table:style-name="Default" table:number-columns-repeated="4"/>
          <table:table-cell table:number-columns-repeated="1005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PC + e</text:p>
          </table:table-cell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(HL)</text:p>
          </table:table-cell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nn</text:p>
          </table:table-cell>
          <table:table-cell table:number-columns-repeated="3"/>
          <table:table-cell table:style-name="Default" table:number-columns-repeated="4"/>
          <table:table-cell table:number-columns-repeated="1005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n</text:p>
          </table:table-cell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i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cc</text:p>
          </table:table-cell>
          <table:table-cell table:number-columns-repeated="1012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t</text:p>
          </table:table-cell>
          <table:table-cell table:number-columns-repeated="1012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aa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pl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t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top</text:p>
          </table:table-cell>
          <table:table-cell table:number-columns-repeated="101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u table" table:style-name="ta1">
        <table:table-column table:style-name="co7" table:number-columns-repeated="4" table:default-cell-style-name="ce1"/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p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l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r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a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rl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p</text:p>
          </table:table-cell>
        </table:table-row>
      </table:table>
      <table:named-expressions/>
      <table:database-ranges>
        <table:database-range table:name="__Anonymous_Sheet_DB__0" table:target-range-address="'all instructions'.C21:'all instructions'.AMJ39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  <table:sort-by table:field-number="3" table:data-type="automatic"/>
            <table:sort-by table:field-number="4" table:data-type="automatic"/>
            <table:sort-by table:field-number="5" table:data-type="automatic"/>
            <table:sort-by table:field-number="6" table:data-type="automatic"/>
            <table:sort-by table:field-number="7" table:data-type="automatic"/>
          </table:sort>
        </table:database-range>
        <table:database-range table:name="__Anonymous_Sheet_DB__1" table:target-range-address="'normal instructions'.A2:'normal instructions'.AMJ8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  <table:sort-by table:field-number="3" table:data-type="automatic"/>
            <table:sort-by table:field-number="4" table:data-type="automatic"/>
            <table:sort-by table:field-number="5" table:data-type="automatic"/>
            <table:sort-by table:field-number="6" table:data-type="automatic"/>
            <table:sort-by table:field-number="7" table:data-type="automatic"/>
          </table:sort>
        </table:database-range>
        <table:database-range table:name="__Anonymous_Sheet_DB__5" table:target-range-address="'Processes Sheet'.A19:'Processes Sheet'.AMJ24" table:contains-header="false">
          <table:sort>
            <table:sort-by table:field-number="9" table:data-type="automatic"/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Jones</meta:initial-creator>
    <meta:creation-date>2014-12-19T19:04:50.978139000</meta:creation-date>
    <dc:date>2014-12-21T00:24:10.104730347</dc:date>
    <dc:creator>Stuart Jones</dc:creator>
    <meta:editing-duration>PT10H7M</meta:editing-duration>
    <meta:editing-cycles>12</meta:editing-cycles>
    <meta:generator>LibreOffice/4.2.7.2$Linux_X86_64 LibreOffice_project/420m0$Build-2</meta:generator>
    <meta:document-statistic meta:table-count="7" meta:cell-count="4171" meta:object-count="0"/>
  </office:meta>
</office:document-meta>
</file>